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inherit" svg:font-family="inherit"/>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2pt" style:font-size-asian="12pt" style:font-size-complex="12pt"/>
    </style:style>
    <style:style style:name="P2" style:family="paragraph" style:parent-style-name="Preformatted_20_Text">
      <style:paragraph-properties fo:margin-left="0cm" fo:margin-right="0cm" fo:margin-top="0cm" fo:margin-bottom="0cm" style:line-height-at-least="0.953cm" fo:text-align="start" style:justify-single-word="false" fo:orphans="2" fo:widows="2" fo:text-indent="0cm" style:auto-text-indent="false" fo:background-color="#f8f9fa" fo:padding="0cm" fo:border="none" style:writing-mode="lr-tb">
        <style:background-image/>
      </style:paragraph-properties>
      <style:text-properties fo:font-variant="normal" fo:text-transform="none" fo:color="#202124" style:font-name="Arial" fo:font-size="12pt" fo:letter-spacing="normal" fo:language="de" fo:country="DE" fo:font-style="normal" fo:font-weight="normal" style:font-size-asian="12pt" style:font-size-complex="12pt"/>
    </style:style>
    <style:style style:name="P3" style:family="paragraph" style:parent-style-name="Preformatted_20_Text">
      <style:paragraph-properties fo:margin-top="0cm" fo:margin-bottom="0cm" style:line-height-at-least="0.953cm" fo:text-align="start" style:justify-single-word="false" fo:orphans="2" fo:widows="2" fo:background-color="#f8f9fa" fo:padding="0cm" fo:border="none" style:writing-mode="lr-tb">
        <style:background-image/>
      </style:paragraph-properties>
      <style:text-properties style:font-name="Arial" fo:font-size="12pt" style:font-size-asian="12pt" style:font-size-complex="12pt"/>
    </style:style>
    <style:style style:name="T1" style:family="text">
      <style:text-properties fo:font-variant="normal" fo:text-transform="none" fo:color="#202124" fo:letter-spacing="normal" fo:language="de" fo:country="DE"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lnet Protocol</text:p>
      <text:p text:style-name="P2"><text:bookmark text:name="tw-target-text"/>Stellen wir uns vor, dass Sie als Client mit einem Remote-Gerät kommunizieren möchten, als ob Sie sich im selben privaten Netzwerk befänden. Wie würdest du das machen? Ihr Gerät befindet sich nicht im physischen Netzwerk (WLAN oder LAN-Kabel). Dafür benötigen wir ein spezielles Werkzeug. Zum Glück ist Telnet hier, um uns zu retten.</text:p>
      <text:p text:style-name="P3"><text:span text:style-name="T1">Telnet ist ein Netzwerkprotokoll, das Benutzern die Kommunikation mit Remote-Geräten ermöglicht. Es handelt sich um ein virtuelles Terminalprotokoll, das hauptsächlich von Netzwerkadministratoren für den Fernzugriff auf und die Verwaltung von Geräten verwendet wird. Administratoren können auf ein Remote-Gerät zugreifen, indem sie sich per Telnet an die IP-Adresse oder den Hostnamen des Remote-Geräts wenden.</text:span></text:p>
      <text:p text:style-name="P3"><text:span text:style-name="T1">Einer der gravierendsten Nachteile von Telnet besteht darin, dass alle Daten, einschließlich Benutzernamen und Passwörter, im Klartext gesendet werden, was ein großes Sicherheitsrisiko darstellt. Aus diesem Grund wird Telnet heute nur noch selten verwendet und durch ein sichereres Protokoll namens SSH ersetzt.</text:span></text:p>
      <text:p text:style-name="P1"/>
      <text:p text:style-name="P1"/>
      <text:p text:style-name="P1">Secure Shell Protocol (SSH)</text:p>
      <text:p text:style-name="P2"><text:bookmark text:name="tw-target-text1"/>SSH, auch Secure Shell oder Secure Socket Shell genannt, ist ein Netzwerkprotokoll, das Benutzern eine sichere Möglichkeit bietet, über ein ungesichertes Netzwerk auf einen Computer zuzugreifen.</text:p>
      <text:p text:style-name="P3"><text:span text:style-name="T1">Neben der Bereitstellung sicherer Netzwerkdienste bietet SSH auch eine starke Passwortauthentifizierung sowie eine verschlüsselte Datenkommunikation zwischen zwei Computern, die über ein offenes Netzwerk, beispielsweise das Internet, verbunden sind.</text:span></text:p>
      <text:p text:style-name="P3"><text:span text:style-name="T1">SSH bietet nicht nur eine starke Verschlüsselung, sondern wird auch häufig von Netzwerkadministratoren für die Fernverwaltung von Systemen und Anwendungen verwendet. Dadurch können sie sich über ein Netzwerk bei einem anderen Computer anmelden, Befehle ausführen und Dateien von einem Computer auf einen anderen verschieben.</text:span></text:p>
      <text:p text:style-name="P3"><text:span text:style-name="T1">Der Hauptunterschied zwischen Telnet und SSH besteht darin, dass SSH eine Verschlüsselung verwendet, was bedeutet, dass alle über ein Netzwerk über SSH übertragenen Daten sicher sind. </text:span><text:soft-page-break/><text:span text:style-name="T1">SSH verwendet eine Public-Key-Verschlüsselung. Wie bei Telnet muss ein Benutzer, der über SSH auf ein Remote-Gerät zugreift, einen SSH-Client installiert haben. Auf dem Remote-Gerät muss außerdem ein SSH-Server installiert und ausgeführt sei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inherit" svg:font-family="inherit"/>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191cm" fo:margin-bottom="1.997cm" fo:margin-left="1.323cm" fo:margin-right="1.31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M19S</meta:editing-duration>
    <meta:editing-cycles>3</meta:editing-cycles>
    <meta:generator>OpenOffice/4.1.14$Win32 OpenOffice.org_project/4114m1$Build-9811</meta:generator>
    <dc:date>2023-11-11T09:18:41.65</dc:date>
    <meta:document-statistic meta:table-count="0" meta:image-count="0" meta:object-count="0" meta:page-count="2" meta:paragraph-count="9" meta:word-count="310" meta:character-count="2290"/>
    <dc:creator>kaos sevdalisi</dc:creator>
    <meta:user-defined meta:name="Info 1"/>
    <meta:user-defined meta:name="Info 2"/>
    <meta:user-defined meta:name="Info 3"/>
    <meta:user-defined meta:name="Info 4"/>
  </office:meta>
</office:document-meta>
</file>